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在linux下，先解压文件，然后用cd命令切换目录到代码目录</text:p>
      <text:p text:style-name="Standard"/>
      <text:p text:style-name="Standard">2.再运行如下命令进行编译</text:p>
      <text:p text:style-name="Standard"><text:s text:c="2"/>gcc -p -g LMain.c -o LMain</text:p>
      <text:p text:style-name="Standard"><text:s text:c="2"/></text:p>
      <text:p text:style-name="Standard">3.通过./LMain运行本程序</text:p>
      <text:p text:style-name="Standard"/>
      <text:p text:style-name="Standard"/>
      <text:p text:style-name="Standard"/>
      <text:p text:style-name="Standard">简介：</text:p>
      <text:p text:style-name="Standard">本人是成都信息工程学院07级学生，学历不高，毕业有些时间了，大一时做这个课程设计当时代码写得很乱，最终结果也没做好，只是勉强能靠运行运行，反正BUG一大堆，现在工作了，又再次回过头来把多年前放在心里的地块心病给解决了。C语言不得不说睦的很高深，不说别的，就谭浩强的那本黄色的C教程，真的是很好的一本教程，学好了真的能入门。估计也没几个人会认真的学习，更别说是研究了，这个程序我将会将其漂流在网上，看那个有缘人会找到。。哈哈哈，希望有缘的你找到这个程序的时候，能来联系我。我将会为你解答你的一切编程道路上的疑问，现在我已经是高级工程师了，虽然只毕业了两年，不过当你找到这份代码的时候，我或许已经是更高的级别了。这部分代码我几乎没写注释，不过函数都不长，要是这点代码功底都没有，看不懂程序，就先研究一下，我没在windows下运行过，不知道要修改些什么，不过我没调用系统API，理论上说来放到windows下是可以直接运行的，好了，不说了。。如果你找到了这分代码，请加QQ：1913988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 Condensed" fo:font-size="12pt" fo:language="en" fo:country="US" style:letter-kerning="true" style:font-name-asian="DejaVu Sans Condensed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" fo:font-size="14pt" style:font-name-asian="DejaVu Sans Condensed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nda </meta:initial-creator>
    <meta:creation-date>2012-03-20T22:15:33</meta:creation-date>
    <meta:document-statistic meta:table-count="0" meta:image-count="0" meta:object-count="0" meta:page-count="1" meta:paragraph-count="7" meta:word-count="17" meta:character-count="538" meta:non-whitespace-character-count="540"/>
    <dc:date>2012-03-20T22:16:04</dc:date>
    <dc:creator>sunda </dc:creator>
    <meta:editing-duration>PT32S</meta:editing-duration>
    <meta:editing-cycles>1</meta:editing-cycles>
    <meta:generator>LibreOffice/3.4$Unix LibreOffice_project/340m1$Build-502</meta:generator>
  </office:meta>
</office:document-meta>
</file>